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38%" fo:text-align="center" style:justify-single-word="false" fo:text-indent="0in" style:auto-text-indent="false" style:writing-mode="lr-tb"/>
      <style:text-properties fo:font-variant="normal" fo:text-transform="none" fo:color="#000000" loext:opacity="100%" style:text-line-through-style="none" style:text-line-through-type="none" style:font-name="Arial" fo:font-size="30pt" fo:font-style="normal" style:text-underline-style="none" fo:font-weight="bold" style:text-blinking="false" fo:background-color="transparent"/>
    </style:style>
    <style:style style:name="P2"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text-properties fo:font-weight="normal"/>
    </style:style>
    <style:style style:name="P4"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8pt" fo:font-style="normal" style:text-underline-style="none" fo:font-weight="bold" style:text-blinking="false" fo:background-color="transparent"/>
    </style:style>
    <style:style style:name="P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6"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weight="normal"/>
    </style:style>
    <style:style style:name="P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8pt" fo:font-style="normal" style:text-underline-style="none" fo:font-weight="bold" style:text-blinking="false" fo:background-color="transparent"/>
    </style:style>
    <style:style style:name="P8"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style>
    <style:style style:name="P9" style:family="paragraph" style:parent-style-name="Text_20_body">
      <style:paragraph-properties fo:margin-left="0in" fo:margin-right="0in" fo:margin-top="0in" fo:margin-bottom="0in" style:contextual-spacing="false" fo:line-height="138%" fo:text-align="justify" style:justify-single-word="false" fo:text-indent="0in" style:auto-text-indent="false"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left="0in" fo:margin-right="0in" fo:margin-top="0in" fo:margin-bottom="0in" style:contextual-spacing="false" fo:line-height="138%" fo:text-align="justify" style:justify-single-word="false" fo:text-indent="0.5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left="0in" fo:margin-right="0in" fo:margin-top="0in" fo:margin-bottom="0in" style:contextual-spacing="false" fo:line-height="138%" fo:text-align="justify" style:justify-single-word="false" fo:text-indent="0.5in" style:auto-text-indent="false" style:writing-mode="lr-tb"/>
      <style:text-properties fo:font-weight="normal"/>
    </style:style>
    <style:style style:name="P12" style:family="paragraph" style:parent-style-name="Text_20_body">
      <style:paragraph-properties fo:margin-left="0in" fo:margin-right="0in" fo:margin-top="0in" fo:margin-bottom="0in" style:contextual-spacing="false" fo:line-height="138%" fo:text-align="justify" style:justify-single-word="false" fo:text-indent="0in" style:auto-text-indent="false"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3"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cc92a" style:text-blinking="false" fo:background-color="transparent"/>
    </style:style>
    <style:style style:name="P14" style:family="paragraph" style:parent-style-name="Text_20_body">
      <style:paragraph-properties fo:margin-left="0in" fo:margin-right="0in" fo:margin-top="0in" fo:margin-bottom="0in" style:contextual-spacing="false" fo:line-height="138%" fo:text-align="justify" style:justify-single-word="false" fo:text-indent="0in" style:auto-text-indent="false" fo:break-before="page" style:writing-mode="lr-tb"/>
      <style:text-properties fo:font-variant="normal" fo:text-transform="none" fo:color="#000000" loext:opacity="100%" style:text-line-through-style="none" style:text-line-through-type="none" style:font-name="Arial" fo:font-size="11pt" fo:font-style="normal" style:text-underline-style="none" fo:font-weight="bold" officeooo:paragraph-rsid="001cc92a" style:text-blinking="false" fo:background-color="transparent"/>
    </style:style>
    <style:style style:name="P15"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style>
    <style:style style:name="P16" style:family="paragraph" style:parent-style-name="Text_20_body">
      <style:paragraph-properties fo:margin-left="0in" fo:margin-right="0in" fo:margin-top="0in" fo:margin-bottom="0in" style:contextual-spacing="false" fo:line-height="138%" fo:text-align="justify" style:justify-single-word="false" fo:text-indent="0in" style:auto-text-indent="false" style:writing-mode="lr-tb"/>
      <style:text-properties fo:font-variant="normal" fo:text-transform="none" fo:color="#000000" loext:opacity="100%" style:text-line-through-style="none" style:text-line-through-type="none" style:font-name="Arial" fo:font-size="24pt" fo:font-style="normal" style:text-underline-style="none" fo:font-weight="bold" style:text-blinking="false" fo:background-color="transparent"/>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loext:char-shading-value="0"/>
    </style:style>
    <style:style style:name="T5" style:family="text">
      <style:text-properties officeooo:rsid="001cc92a"/>
    </style:style>
    <style:style style:name="T6" style:family="text">
      <style:text-properties fo:font-variant="normal" fo:text-transform="none" fo:color="#000000" loext:opacity="100%" style:text-line-through-style="none" style:text-line-through-type="none" style:font-name="Arial" fo:font-size="8pt" fo:font-style="normal"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65dbbd56-7fff-8ca4-2ade-39c68113e324"/>UNTITLED RTS GAME</text:p>
      <text:p text:style-name="Text_20_body"/>
      <text:p text:style-name="P2">War March is a casual RTS.</text:p>
      <text:p text:style-name="P2">/////////////////////////////////////////////</text:p>
      <text:p text:style-name="P3"><text:line-break/></text:p>
      <text:p text:style-name="P2">\\\\\\\\\\\\\\\\\\\\\\\\\\\\\\\\\\\\\\\\\\\</text:p>
      <text:p text:style-name="P4">MULTIPLAYER:</text:p>
      <text:p text:style-name="P2">///////////////////////////////////////////</text:p>
      <text:p text:style-name="Text_20_body"/>
      <text:p text:style-name="P2">War March offers several unique game modes with sub modes for each. Sub modes are similar to each other with slight differences.</text:p>
      <text:p text:style-name="P4">Home Base Spawning:</text:p>
      <text:p text:style-name="Text_20_body"/>
      <text:p text:style-name="P2">In War March, to spawn your home base you select a point on the map before the game starts. Each point will have three attributes that tell what kind of spawn it is.</text:p>
      <text:p text:style-name="Text_20_body"/>
      <text:p text:style-name="P5">Protection:</text:p>
      <text:p text:style-name="Text_20_body"/>
      <text:p text:style-name="P2">How much natural protection (Mountains, rivers, trenches etc) within a certain distance around your spawn point. A higher score means fewer pathways into your base.</text:p>
      <text:p text:style-name="Text_20_body"/>
      <text:p text:style-name="P5">Resource Mines:</text:p>
      <text:p text:style-name="Text_20_body"/>
      <text:p text:style-name="P2">How many resource mines within a certain distance of your spawn point. A higher score means more resources.</text:p>
      <text:p text:style-name="Text_20_body"/>
      <text:p text:style-name="P5">Space:</text:p>
      <text:p text:style-name="Text_20_body"/>
      <text:p text:style-name="P2">How much usable space within a certain distance around your spawn point. A higher score may undermine the protection score if left unused.</text:p>
      <text:p text:style-name="Text_20_body"/>
      <text:p text:style-name="P4"><text:soft-page-break/>Structures:</text:p>
      <text:p text:style-name="Text_20_body"/>
      <text:p text:style-name="P2">Structures are separated into different tiers that can be built at the same time. The last listed structure in each tier unlocks the next tier. Some structures require multiple buildings before they can be built. Structures that need multiple buildings will only ever require buildings in previous tiers.</text:p>
      <text:p text:style-name="P2">\\\\\\\\\\\</text:p>
      <text:p text:style-name="P2">Tier 0:</text:p>
      <text:p text:style-name="P6"><text:span text:style-name="T1">C</text:span><text:span text:style-name="T2">rane </text:span><text:span text:style-name="T1">Y</text:span><text:span text:style-name="T2">ard</text:span></text:p>
      <text:p text:style-name="P2">Tier 1:</text:p>
      <text:p text:style-name="P6"><text:span text:style-name="T1">P</text:span><text:span text:style-name="T2">o</text:span><text:span text:style-name="T1">w</text:span><text:span text:style-name="T2">er Plant</text:span></text:p>
      <text:p text:style-name="P6"><text:span text:style-name="T1">S</text:span><text:span text:style-name="T2">upply </text:span><text:span text:style-name="T1">P</text:span><text:span text:style-name="T2">ad</text:span></text:p>
      <text:p text:style-name="P2">Tier 2:</text:p>
      <text:p text:style-name="P6"><text:span text:style-name="T1">B</text:span><text:span text:style-name="T2">arrac</text:span><text:span text:style-name="T1">k</text:span><text:span text:style-name="T2">s</text:span></text:p>
      <text:p text:style-name="P6"><text:span text:style-name="T1">F</text:span><text:span text:style-name="T2">a</text:span><text:span text:style-name="T1">c</text:span><text:span text:style-name="T2">tory</text:span></text:p>
      <text:p text:style-name="P6"><text:span text:style-name="T1">C</text:span><text:span text:style-name="T2">ommunications </text:span><text:span text:style-name="T1">C</text:span><text:span text:style-name="T2">enter (</text:span><text:span text:style-name="T1">Pw</text:span><text:span text:style-name="T2">)</text:span></text:p>
      <text:p text:style-name="P2">Tier 3:</text:p>
      <text:p text:style-name="P6"><text:span text:style-name="T1">A</text:span><text:span text:style-name="T2">ir </text:span><text:span text:style-name="T1">F</text:span><text:span text:style-name="T2">ield</text:span></text:p>
      <text:p text:style-name="P6"><text:span text:style-name="T1">Ar</text:span><text:span text:style-name="T2">mory (</text:span><text:span text:style-name="T1">Bk or Fc</text:span><text:span text:style-name="T2">)</text:span></text:p>
      <text:p text:style-name="P2">Tier 4:</text:p>
      <text:p text:style-name="P6"><text:span text:style-name="T1">T</text:span><text:span text:style-name="T2">ech </text:span><text:span text:style-name="T1">L</text:span><text:span text:style-name="T2">ab</text:span></text:p>
      <text:p text:style-name="P2">Tier 5:</text:p>
      <text:p text:style-name="P6"><text:span text:style-name="T1">G</text:span><text:span text:style-name="T2">un</text:span><text:span text:style-name="T1">g</text:span><text:span text:style-name="T2">nir Orbital Station Control</text:span></text:p>
      <text:p text:style-name="P2">//////////////////////////////////////////////////</text:p>
      <text:p text:style-name="P2">*************************************************************************************************************</text:p>
      <text:p text:style-name="P5">Crane Yard:</text:p>
      <text:p text:style-name="P2">\\\\\\\\\\\\\\\\\\\\\\\\\\\\\\\\\\\\\\\\\\\\\\\\\\\\\\\\\\\\\\\\\\\\\\\\\\\\\\\\\\\\\\\\\\\\\\\\\\\\\\\\\\\\\\\\\\\\\\\\\\\\\\\\\\\\\\\\\\\\\\\\\\\\\\\\\</text:p>
      <text:p text:style-name="P2">The core of all bases, your most important building and often the deciding factor in most games. The Crane Yard can build, shoot across the map and move. If the Crane Yard is destroyed, recovery is extremely difficult if your opponent capitalizes on its destruction. Protect it at all costs.</text:p>
      <text:p text:style-name="P5">Upgrades:</text:p>
      <text:p text:style-name="Text_20_body"/>
      <text:p text:style-name="P6"><text:span text:style-name="T1">L</text:span><text:span text:style-name="T2">aser </text:span><text:span text:style-name="T1">D</text:span><text:span text:style-name="T2">efense </text:span><text:span text:style-name="T1">S</text:span><text:span text:style-name="T2">ystem (</text:span><text:span text:style-name="T1">Ar</text:span><text:span text:style-name="T2">): Laser turrets are mounted on each leg (6 in total). Turrets fire slowly and deal moderate damage to non-infantry targets.</text:span></text:p>
      <text:p text:style-name="P2">Ability: Hellfire: Each turret rapidly fires upon random enemies. (120 second cooldown)</text:p>
      <text:p text:style-name="Text_20_body"/>
      <text:p text:style-name="P6"><text:span text:style-name="T1">S</text:span><text:span text:style-name="T2">hield </text:span><text:span text:style-name="T1">G</text:span><text:span text:style-name="T2">enerator (</text:span><text:span text:style-name="T1">Tl</text:span><text:span text:style-name="T2">): Casts a shield around the CY that recharges when not in combat.</text:span></text:p>
      <text:p text:style-name="P2"><text:soft-page-break/>Ability: Overcharge: Overcharge the shield generators to completely refill shield charge, invulnerability for a few seconds and increases shield strength dramatically for a while afterwards. (300 second cooldown)</text:p>
      <text:p text:style-name="P2">///////////////////////////////////////////////////////////////////////////////////////////////////////////////////////////////////////////////////</text:p>
      <text:p text:style-name="P2">*************************************************************************************************************</text:p>
      <text:p text:style-name="P6"><text:span text:style-name="T1">Power</text:span><text:span text:style-name="T3"> </text:span><text:span text:style-name="T1">Plant:</text:span></text:p>
      <text:p text:style-name="P2">\\\\\\\\\\\\\\\\\\\\\\\\\\\\\\\\\\\\\\\\\\\\\\\\\\\\\\\\\\\\\\\\\\\\\\\\\\\\\\\\\\\\\\\\\\\\\\\\\\\\\\\\\\\\\\\\\\\\\\\\\\\\\\\\\\\\\\\\\\\\\\\\\\\\\\\\</text:p>
      <text:p text:style-name="P2">One unupgraded power plant produces 100 power, which all power needs are balanced around. One upgrade increases it to 200.</text:p>
      <text:p text:style-name="P2">///////////////////////////////////////////////////////////////////////////////////////////////////////////</text:p>
      <text:p text:style-name="P2">*************************************************************************************************************</text:p>
      <text:p text:style-name="P5">Communications Center:</text:p>
      <text:p text:style-name="P2">\\\\\\\\\\\\\\\\\\\\\\\\\\\\\\\\\\\\\\\\\\\\\\\\\\\\\\\\\\\\\\\\\\\\\\\\\\\\\\\\\\\\\\\\\\\\\\\\\\\\\\\\\\\\\\\\\\\\\\\\\\\\\\\\\\\\\\\\\\\\\\\\\\\\\\\</text:p>
      <text:p text:style-name="P2">Allows you to call in reinforcements.</text:p>
      <text:p text:style-name="P4">Unit and Damage Types:</text:p>
      <text:p text:style-name="Text_20_body"/>
      <text:p text:style-name="P2">There are different unit types and damage types.</text:p>
      <text:p text:style-name="P2">\\\\\\\\\\\\\\\\\\</text:p>
      <text:p text:style-name="P2">Unit Types:</text:p>
      <text:p text:style-name="P2">Basic</text:p>
      <text:p text:style-name="P2">Recon</text:p>
      <text:p text:style-name="P2">Carrier</text:p>
      <text:p text:style-name="P2">Support</text:p>
      <text:p text:style-name="P2">Artillery</text:p>
      <text:p text:style-name="P2">Siege</text:p>
      <text:p text:style-name="P2">Elite</text:p>
      <text:p text:style-name="Text_20_body"/>
      <text:p text:style-name="P2">Damage Types:</text:p>
      <text:p text:style-name="P2">Kinetic</text:p>
      <text:p text:style-name="P2">Fire</text:p>
      <text:p text:style-name="P2">Explosive</text:p>
      <text:p text:style-name="P2">Laser</text:p>
      <text:p text:style-name="P2">Shock</text:p>
      <text:p text:style-name="P2">/////////////////////////////////////////////////////</text:p>
      <text:p text:style-name="P2">*************************************************************************************************************</text:p>
      <text:p text:style-name="P5">Recon:</text:p>
      <text:p text:style-name="P2">\\\\\\\\\\\\\\\\\\\\\\\\\\\\\\\\\\\\\\\\\\\\\\\\\\\\\\\\\\\\\\\\\\\\\\\\\\\\\\\\\\\\\\\\\\\\\\\\\\\\\\\\\\\\\\\\\\\\\\\\\\\\\\\\\\\\\\\\\\\\\\\\\\\\\</text:p>
      <text:p text:style-name="P2"><text:soft-page-break/>Recon units are the first units available for every building. Recon units train quickly so you can get them out as early as possible. They are for scouting, usually cannot attack and move comparatively quick.</text:p>
      <text:p text:style-name="Text_20_body"/>
      <text:p text:style-name="P2">Recon units have an increased vision radius and have the ability to keep the fog of war off of what it reveals for a while after it leaves the area.</text:p>
      <text:p text:style-name="P2">//////////////////////////////////////////////////////////////////////////////</text:p>
      <text:p text:style-name="P5">Basic:</text:p>
      <text:p text:style-name="P2">\\\\\\\\\\\\\\\\\\\\\\\\\\\\\\\\\\\\\\\\\\\\\\\\\\\\\\\\\\\\\\\\\\\\\\\\\\\\\\\\\\</text:p>
      <text:p text:style-name="P2">Basic units are just that: Basic. No special features.</text:p>
      <text:p text:style-name="P2">//////////////////////////////////////////////////////////////////////////////////</text:p>
      <text:p text:style-name="P5">Artillery:</text:p>
      <text:p text:style-name="P2">\\\\\\\\\\\\\\\\\\\\\\\\\\\\\\\\\\\\\\\\\\\\\\\\\\\\\\\\\\\\\\\\\\\\\\\\\\\\\\\\\\\\\\\\\\\\\\\\\\\\\\\\\\\\\\\\\\\\\\\\\\\\\\\\\\\\\\\\\\\\\\\\\\\</text:p>
      <text:p text:style-name="P2">Artillery units are deployed in one spot and don’t move until undeployed. They have a massive range and are generally both siege and anti-siege. Artillery units take the longest to train as they are mainly used for defense. They have the smallest vision radius but have the longest range, requiring other units to spot targets for them.</text:p>
      <text:p text:style-name="P2">/////////////////////////////////////////////////////////////////////////////////////////////////////////</text:p>
      <text:p text:style-name="P5">Siege:</text:p>
      <text:p text:style-name="P2">\\\\\\\\\\\\\\\\\\\\\\\\\\</text:p>
      <text:p text:style-name="P2">Siege units are the best units for a sustained attack. They are slow and tanky, and some can train other units.</text:p>
      <text:p text:style-name="P2">///////////////////</text:p>
      <text:p text:style-name="P5">Carrier:</text:p>
      <text:p text:style-name="P2">\\\\\\\\\\\\\\\\\\\\\\\\\\\\\\\\\\\\\\\\\\\\\\\\\\\\\\\\\\\\\\\\\\\\\\\\\\\\\\\\\\\\\\\\\\\\\\\\\\\\\\\\\\\\\</text:p>
      <text:p text:style-name="P2">Carriers can garrison infantry units inside them, and be let out at any time.</text:p>
      <text:p text:style-name="P2">////////////////////////////////////////////////</text:p>
      <text:p text:style-name="P5">Elite:</text:p>
      <text:p text:style-name="P2">\\\\\\\\\\\\\\\\\\\\\\\\\\\\\\\\\\\\\\\</text:p>
      <text:p text:style-name="P2">Elite units are special. Only one can be trained at a time and all have unique abilities. Elite units are highly customizable. Elite units do not have upgrades and instead are set up in the customizables menu. The premade settings determine the initial price and build time.</text:p>
      <text:p text:style-name="P2">////////////////////////////////////////////////////////////////////////////////////////////////////////////////</text:p>
      <text:p text:style-name="P7">Units:</text:p>
      <text:p text:style-name="Text_20_body"/>
      <text:p text:style-name="P6"><text:span text:style-name="T4">Technical details</text:span><text:span text:style-name="T1">:</text:span></text:p>
      <text:p text:style-name="Text_20_body"/>
      <text:p text:style-name="P8"><text:soft-page-break/>Targeting:</text:p>
      <text:p text:style-name="P2">There are two different types of targeting: Auto-Target and Force-Target. Auto-Target occurs when a unit’s AI finds a target on its own. Force-Target occurs when the player manually tells a unit to attack a target.</text:p>
      <text:p text:style-name="P2">-</text:p>
      <text:p text:style-name="P5">Auto-Targeting:</text:p>
      <text:p text:style-name="P2">The unit will search for targets within the patrol range of its anchor. If only one target is detected, the unit will attack that target. If two or more potential targets are detected, the unit will attack the most effective target.</text:p>
      <text:p text:style-name="Text_20_body"/>
      <text:p text:style-name="P2">The most effective target is determined by the target’s factors such as health remaining, resistance, and damage.</text:p>
      <text:p text:style-name="P2"/>
      <text:p text:style-name="P2">Once the unit has a target, it will move towards it until the target is within attack range. Some unit’s attack range is the same size as its patrol range and will not need to move. Once in attack range the unit will stop and attack. It will keep attacking until either the target is destroyed, the unit is no longer in patrol range, or the player manually forces the unit to attack another target.</text:p>
      <text:p text:style-name="Text_20_body"/>
      <text:p text:style-name="P2">Upon target loss by way of the former two, the unit will search for more targets within patrol range of its anchor. If no other target is near the unit will return to its anchor. If another target is within attack range, the unit will attack. If the target is within patrol range but not in attack range, the unit will move before attacking. If another target is sighted but not in its anchor’s patrol range, the unit will not attack and return to its anchor. This is to prevent the unit from being baited across the map by what is essentially a trail of breadcrumbs.</text:p>
      <text:p text:style-name="P2">-</text:p>
      <text:p text:style-name="P6"><text:span text:style-name="T1">Manual-Targeting:</text:span><text:span text:style-name="T3"> </text:span><text:span text:style-name="T2">The unit will attack the chosen target, given that the unit is able to. The unit will follow the target until either the target is destroyed, the target is no longer visible, or the player manually forces the unit to attack another target.</text:span></text:p>
      <text:p text:style-name="Text_20_body"/>
      <text:p text:style-name="P6"><text:span text:style-name="T2">Upon target loss by way of the former two, the unit’s anchor is set to its current position and Auto-Targeting engages, else Force-Targeting reengages.</text:span></text:p>
      <text:p text:style-name="P9">\\\\\\\\\\</text:p>
      <text:p text:style-name="P2">Tier 0:</text:p>
      <text:p text:style-name="P10">Drones</text:p>
      <text:p text:style-name="P2">Tier 1:</text:p>
      <text:p text:style-name="P11"><text:span text:style-name="T2">Marines (</text:span><text:span text:style-name="T1">Bk</text:span><text:span text:style-name="T2">) Anti-Everything</text:span></text:p>
      <text:p text:style-name="P11"><text:span text:style-name="T2">Rocket Team (</text:span><text:span text:style-name="T1">Bk</text:span><text:span text:style-name="T2">) Anti-Vehicle, Air, Structure</text:span></text:p>
      <text:p text:style-name="P11"><text:span text:style-name="T2">Armadillo (</text:span><text:span text:style-name="T1">Fc</text:span><text:span text:style-name="T2">) Recon, Carrier, Anti-Infantry</text:span></text:p>
      <text:p text:style-name="P11"><text:span text:style-name="T2">Matador (Main Tank) (</text:span><text:span text:style-name="T1">Fc</text:span><text:span text:style-name="T2">) Anti-Vehicle, Structure</text:span></text:p>
      <text:p text:style-name="P6"><text:span text:style-name="T2">Tier 2: (</text:span><text:span text:style-name="T1">CC</text:span><text:span text:style-name="T2">)</text:span></text:p>
      <text:p text:style-name="P6"><text:span text:style-name="T2">Engineer (</text:span><text:span text:style-name="T1">Bk</text:span><text:span text:style-name="T2">) Support,</text:span></text:p>
      <text:p text:style-name="P6"><text:span text:style-name="T2">Sherpa (</text:span><text:span text:style-name="T1">Fc</text:span><text:span text:style-name="T2">) Support,</text:span></text:p>
      <text:p text:style-name="P11"><text:span text:style-name="T2">Sparrow (Fighter) (</text:span><text:span text:style-name="T1">AF</text:span><text:span text:style-name="T2">) Recon, Anti-Air</text:span></text:p>
      <text:p text:style-name="P6"><text:span text:style-name="T2">Tier 3: (</text:span><text:span text:style-name="T1">Ar</text:span><text:span text:style-name="T2">)</text:span></text:p>
      <text:p text:style-name="P11"><text:span text:style-name="T2">Sniper (</text:span><text:span text:style-name="T1">Bk</text:span><text:span text:style-name="T2">) Anti-Infantry</text:span></text:p>
      <text:p text:style-name="P11"><text:span text:style-name="T2">Scallion (Flak) (</text:span><text:span text:style-name="T1">Fc</text:span><text:span text:style-name="T2">) Anti-Air</text:span></text:p>
      <text:p text:style-name="P11"><text:span text:style-name="T2">Dragon (Apache Helicopter) (</text:span><text:span text:style-name="T1">AF</text:span><text:span text:style-name="T2">) Anti-Infantry, Vehicle, Structure</text:span></text:p>
      <text:p text:style-name="P6"><text:span text:style-name="T2">Tier 4: (</text:span><text:span text:style-name="T1">TL</text:span><text:span text:style-name="T2">)</text:span></text:p>
      <text:p text:style-name="P11"><text:span text:style-name="T2">Commando (</text:span><text:span text:style-name="T1">BK</text:span><text:span text:style-name="T2">) Special</text:span></text:p>
      <text:p text:style-name="P11"><text:span text:style-name="T2">Behemoth (Super Tank) (</text:span><text:span text:style-name="T1">Fc</text:span><text:span text:style-name="T2">) Artillery</text:span></text:p>
      <text:p text:style-name="P11"><text:span text:style-name="T2">Banshee (Bomber) (</text:span><text:span text:style-name="T1">AF</text:span><text:span text:style-name="T2">) Anti-Structure</text:span></text:p>
      <text:p text:style-name="P2">//////////////////////////////////////////////////////////////</text:p>
      <text:p text:style-name="P2">*************************************************************************************************************</text:p>
      <text:p text:style-name="P12">Drones:</text:p>
      <text:p text:style-name="P2">\\\\\\\\\\\\\\\\\\\\\\\\\\\\\\\\\\\\\\\\\\\\\\\\\\\\\\\\\\\\\\\\\\\\\\\\\\\\\\\\\\\\\\\\\\\\\\\\\\\\\\\\\\\\\\\\\\\\\\\\\\\\\\\\\\\\\\</text:p>
      <text:p text:style-name="P2">Drones are units that can be trained straight from the Crane Yard. Drones cannot be commanded and are kept inside the CY. When enemies are near, the drones come out and defend. Drones cannot move past a certain distance from the CY. Drones are always auto targeted first and have very low health with moderate damage.</text:p>
      <text:p text:style-name="Text_20_body"/>
      <text:p text:style-name="P5">Upgrades:</text:p>
      <text:p text:style-name="P2">Only one upgrade may be active on the drone at a time. You can choose what upgrade to use, after researching it for the first time. Upgrades can only be applied while the drones are in the CY.</text:p>
      <text:p text:style-name="Text_20_body"/>
      <text:p text:style-name="P2">Sensors: Drones have longer range and camo-detection.</text:p>
      <text:p text:style-name="P6"><text:span text:style-name="T2">Focus Fire: (</text:span><text:span text:style-name="T1">Cc</text:span><text:span text:style-name="T2">) Drones prioritize attacking one target to maximize effectiveness.</text:span></text:p>
      <text:p text:style-name="P6"><text:span text:style-name="T2">Energy Barrier: (</text:span><text:span text:style-name="T1">TL</text:span><text:span text:style-name="T2">) Removes the drones’ ability to attack. When a certain number of drones is reached, they form a network of electricity that surrounds the CY, protecting it from enemy attacks until the number of drones falls beneath the required amount. Reduces build time when not under attack.</text:span></text:p>
      <text:p text:style-name="P13">///////////</text:p>
      <text:p text:style-name="P14">Engineer:</text:p>
      <text:p text:style-name="P2">\\\\\\\\\\\\\\\\\\\\\\\\\\\\\\\\\\\\\\\\\\\\\\\\\\\\\\\\\\\\\\\\\\\\\\\\\\\\\\\\\\\\\\\\\\\\\\\\\\\\\\\\\\\\\\\\\\\\\\\\\\\\\\\\\\\\\\\\\\\\\\\\\\\\\\\\</text:p>
      <text:p text:style-name="P6"><text:span text:style-name="T2">Engineers are units trained from the </text:span><text:span text:style-name="T1">Bk</text:span><text:span text:style-name="T2">. They cannot attack but can lay down traps. They cannot trigger their own traps.</text:span></text:p>
      <text:p text:style-name="Text_20_body"/>
      <text:p text:style-name="P2">Stats:</text:p>
      <text:p text:style-name="P2">Health: 50</text:p>
      <text:p text:style-name="P2">Damage and Damage Type: 0/Na</text:p>
      <text:p text:style-name="P2">Damage Resistance to Kinetic: 0</text:p>
      <text:p text:style-name="P2">Damage Resistance to Fire: 0</text:p>
      <text:p text:style-name="P2">Damage Resistance to Energy: 0</text:p>
      <text:p text:style-name="P2">Damage Resistance to Sonic: 0</text:p>
      <text:p text:style-name="P2">Damage Resistance to Physical Shock: 0</text:p>
      <text:p text:style-name="P2">Damage Resistance to Shock 20</text:p>
      <text:p text:style-name="Text_20_body"/>
      <text:p text:style-name="P5">Upgrades:</text:p>
      <text:p text:style-name="Text_20_body"/>
      <text:p text:style-name="P6"><text:span text:style-name="T2">Tier 2: (</text:span><text:span text:style-name="T1">Ar</text:span><text:span text:style-name="T2">)</text:span></text:p>
      <text:p text:style-name="P2">Carrying Capacity: Carry more traps.</text:p>
      <text:p text:style-name="P6"><text:span text:style-name="T2">Tier 3: (</text:span><text:span text:style-name="T1">TL</text:span><text:span text:style-name="T2">)</text:span></text:p>
      <text:p text:style-name="P2">Mini-Nuke: Massively buffs trap explosion.</text:p>
      <text:p text:style-name="P2">/////////////////////////////////////////////////////////////</text:p>
      <text:p text:style-name="Text_20_body"/>
      <text:p text:style-name="P5">Marines: <text:span text:style-name="T5">Anti-Everything</text:span></text:p>
      <text:p text:style-name="P2">\\\\\\\\\\\\\\\\\\\\\\\\\\\\\\\\\\\\\\\\\\\\\\\\\\\\\\\\\\\\\\\\\\\\\\\\\\\\\\\\\\\\\\\\\\\\\\\\\\\\\\\\\\\\\\\\\\\\\\\\\\\\\\\\\\\\\\\\\\\\\\\\\\\</text:p>
      <text:p text:style-name="P6"><text:span text:style-name="T2">Marines are trained from the </text:span><text:span text:style-name="T1">Bk</text:span><text:span text:style-name="T2">. Marines are the most versatile unit in the game. Marines have a passive minor resistance to most damage types.</text:span></text:p>
      <text:p text:style-name="Text_20_body"/>
      <text:p text:style-name="P5">Upgrades:</text:p>
      <text:p text:style-name="Text_20_body"/>
      <text:p text:style-name="P6"><text:span text:style-name="T2">Tier 1 (</text:span><text:span text:style-name="T1">CC</text:span><text:span text:style-name="T2">): Buckshot:</text:span></text:p>
      <text:p text:style-name="P2">Adds a Shotgunner. Increases health by 100.</text:p>
      <text:p text:style-name="P6"><text:span text:style-name="T2">Tier 2 (</text:span><text:span text:style-name="T1">Ar</text:span><text:span text:style-name="T2">): Grenadier:</text:span></text:p>
      <text:p text:style-name="P2">Adds a Grenadier. Increases health by 100.</text:p>
      <text:p text:style-name="P6"><text:span text:style-name="T2">Tier 3 (</text:span><text:span text:style-name="T1">TL</text:span><text:span text:style-name="T2">): Laser Riflemen:</text:span></text:p>
      <text:p text:style-name="P2">Standard marine weapons are replaced by laser rifles.</text:p>
      <text:p text:style-name="P2">////////////////////////////////////////////////////////////////////////////////////////////////////////////////</text:p>
      <text:p text:style-name="P15"><text:soft-page-break/><text:span text:style-name="T1">Rocket Team: Anti-Vehicle, Air, Structure</text:span></text:p>
      <text:p text:style-name="P2">\\\\\\\\\\\\\\\\\\\\\\\\\\\\\\\\\\\\\\\\\\\\\\\\\\\\\\\\\\\\\\</text:p>
      <text:p text:style-name="P6"><text:span text:style-name="T2">Rocket Teams are trained from the </text:span><text:span text:style-name="T1">Bk</text:span><text:span text:style-name="T2">.</text:span></text:p>
      <text:p text:style-name="Text_20_body"/>
      <text:p text:style-name="P5">Upgrades:</text:p>
      <text:p text:style-name="Text_20_body"/>
      <text:p text:style-name="P6"><text:span text:style-name="T2">Tier 2 (</text:span><text:span text:style-name="T1">Ar</text:span><text:span text:style-name="T2">): Mortar Team:</text:span></text:p>
      <text:p text:style-name="P2">Adds ability: Unpack: Unpack into a mortar team. Roots the mortar team in place.</text:p>
      <text:p text:style-name="P2">/////////////////////////////////////////////////////////////////////////////////////////////////////////////////////////////////</text:p>
      <text:p text:style-name="Text_20_body"/>
      <text:p text:style-name="P5">Armadillo</text:p>
      <text:p text:style-name="P2">\\\\\\\\\\\\\\\\\\\\\\\\\\\\\\\\\\\\\\\\\\\\\\\\\\\\\\\\\\\\\\\\\\\\\\\\\\\\\\\\\\\\\\\\\\\\\\\\\\\\\\\\\\\\\\\\\\\\\\\\\\\\\\\\\\\\\\\\\\\\\\\\\\\\\\\\\</text:p>
      <text:p text:style-name="P6"><text:span text:style-name="T2">Armadillos are trained from the (</text:span><text:span text:style-name="T1">Fc</text:span><text:span text:style-name="T2">). They cannot attack but can be garrisoned with infantry units. Armadillos are the fastest ground unit in the game.</text:span></text:p>
      <text:p text:style-name="Text_20_body"/>
      <text:p text:style-name="P5">Upgrades:</text:p>
      <text:p text:style-name="Text_20_body"/>
      <text:p text:style-name="P6"><text:span text:style-name="T2">Tier 1 (</text:span><text:span text:style-name="T1">CC</text:span><text:span text:style-name="T2">): Sensor Pod:</text:span></text:p>
      <text:p text:style-name="P2">Adds ability to place down a Sensor Pod. Sensor Pods provide a small vision radius.</text:p>
      <text:p text:style-name="P6"><text:span text:style-name="T2">Tier 2 (</text:span><text:span text:style-name="T1">Ar</text:span><text:span text:style-name="T2">): Trap Pod:</text:span></text:p>
      <text:p text:style-name="P2">Upgrades Sensor Pods with larger vision radius. Sensor Pods now explode when tripped.</text:p>
      <text:p text:style-name="P6"><text:span text:style-name="T2">Tier 3 (</text:span><text:span text:style-name="T1">TL</text:span><text:span text:style-name="T2">): Experimental Weaponry:</text:span></text:p>
      <text:p text:style-name="P2">Garrisoned units are upgraded beyond their maximum level while garrisoned.</text:p>
      <text:p text:style-name="P13">//////////////////</text:p>
      <text:p text:style-name="P14">Matador: Anti-Vehicle, Structure</text:p>
      <text:p text:style-name="P2">\\\\\\\\\\\\\\\\\\\\\\\\\\\\\\\\\\\\\\\\\\\\\\\\\\\\\\\\\\\\\\\\</text:p>
      <text:p text:style-name="P6"><text:span text:style-name="T2">Matadors are trained from the (</text:span><text:span text:style-name="T1">Fc</text:span><text:span text:style-name="T2">). Matadors are the bread and butter of any army.</text:span></text:p>
      <text:p text:style-name="Text_20_body"/>
      <text:p text:style-name="P5">Upgrades:</text:p>
      <text:p text:style-name="Text_20_body"/>
      <text:p text:style-name="P6"><text:span text:style-name="T2">Tier 3 (</text:span><text:span text:style-name="T1">TL</text:span><text:span text:style-name="T2">): Railgun:</text:span></text:p>
      <text:p text:style-name="P2">Replaces the Matador’s gun with a Railgun.</text:p>
      <text:p text:style-name="P2">//////////////////////////////////////////////</text:p>
      <text:p text:style-name="P3"><text:line-break/><text:line-break/><text:line-break/><text:line-break/></text:p>
      <text:p text:style-name="P5">Sniper</text:p>
      <text:p text:style-name="P2">\\\\\\\\\\\\\\\\\\\\\\</text:p>
      <text:p text:style-name="P6"><text:span text:style-name="T2">Snipers are trained from the (</text:span><text:span text:style-name="T1">Bk</text:span><text:span text:style-name="T2">). Snipers are the strongest anti-infantry that are trained from the barracks. Snipers have a very large vision radius and very long range. Snipers cannot shoot from mobile garrisons.</text:span></text:p>
      <text:p text:style-name="Text_20_body"/>
      <text:p text:style-name="P5">Upgrades:</text:p>
      <text:p text:style-name="Text_20_body"/>
      <text:p text:style-name="P6"><text:span text:style-name="T2">Tier 1 (</text:span><text:span text:style-name="T1">CC</text:span><text:span text:style-name="T2">): Spotting:</text:span></text:p>
      <text:p text:style-name="P2">Snipers can spot for artillery units, allowing them to shoot within their range.</text:p>
      <text:p text:style-name="P6"><text:span text:style-name="T2">Tier 2 (</text:span><text:span text:style-name="T1">Ar</text:span><text:span text:style-name="T2">): Anti-Material Rifle:</text:span></text:p>
      <text:p text:style-name="P2">Replaces the Sniper’s regular Rifle with an Anti-Material Rifle.</text:p>
      <text:p text:style-name="P6"><text:span text:style-name="T2">Tier 3 (</text:span><text:span text:style-name="T1">TL</text:span><text:span text:style-name="T2">): Marked for Death:</text:span></text:p>
      <text:p text:style-name="P2">Adds ability: Marked for Death. When Marked for Death is active, the Sniper swaps to a  damageless weapon that irrevocably marks enemy targets, providing a very small, permanent vision radius around them.</text:p>
      <text:p text:style-name="P2">//////////////////////////////////////////</text:p>
      <text:p text:style-name="Text_20_body"/>
      <text:p text:style-name="P16">Core Game Mechanics:</text:p>
      <text:p text:style-name="P2">\\\\\\\\\\\\\\\\\\\\\\\</text:p>
      <text:p text:style-name="P2">These entries are ordered in order of importance:</text:p>
      <text:p text:style-name="P2">Resource Collection</text:p>
      <text:p text:style-name="P2"><text:soft-page-break/>Upgrading</text:p>
      <text:p text:style-name="P2">Reinforcements</text:p>
      <text:p text:style-name="P2">Camouflage</text:p>
      <text:p text:style-name="P2">Veterancy</text:p>
      <text:p text:style-name="P2">High-Value Targets</text:p>
      <text:p text:style-name="P2">Passive and Active Patrolling</text:p>
      <text:p text:style-name="P4">Resource Collection:</text:p>
      <text:p text:style-name="P2">\\\\\\\\\\\\\\\\\\\\\\\\\\\\\\\\\\\\\\\\\\\\\\\\\\\\\\\\\\\\\\\\\\\\\\\\\\\\\\\\\\\\\\\\\\\\\\\\\\\\\\\\\\\\\\\\\\\\\\\\\\\\\\\\\\\\\\\\\\\\\\\\\\\\\\\\\</text:p>
      <text:p text:style-name="P2">Resource gathering is obviously one of if not the most important part of any Real Time Strategy game.</text:p>
      <text:p text:style-name="Text_20_body"/>
      <text:p text:style-name="P6"><text:span text:style-name="T2">Resources are produced at Resource Mines, and are infinite </text:span><text:span text:style-name="T6">nobody likes running out of money :(</text:span><text:span text:style-name="T2">. Resource Mines are structures that you attach collection platforms to to mine resources.</text:span></text:p>
      <text:p text:style-name="Text_20_body"/>
      <text:p text:style-name="P2">The diminishing return severity is y = (((n-c+1)d) * r) + ((c-1) * r), where n equals the number of collection platforms, c equals the initial point of diminishing returns, d equals diminishing severity, usually between 0.5 and 1, and r equals base rate in cash per second. This equation only takes effect if (n+1-c) is at least 0.</text:p>
      <text:p text:style-name="P4">Upgrading:</text:p>
      <text:p text:style-name="P6"><text:span text:style-name="T2">Almost everything in War March is upgradeable. Most units have an upgrade tree. Upgrades that are unit specific are researched in their respective training structure, and are described in their unit’s section. Upgrades that affect multiple units are researched in one of the upgrade structures (</text:span><text:span text:style-name="T1">Ar, VL, TL, ORF, AARF</text:span><text:span text:style-name="T2">), and are described here.</text:span></text:p>
      <text:p text:style-name="P3"><text:line-break/><text:line-break/></text:p>
      <text:p text:style-name="P2">To Expand:</text:p>
      <text:p text:style-name="P2">Vision Radius, Camo and detection, Nexus Armor.</text:p>
      <text:p text:style-name="Text_20_body"/>
      <text:p text:style-name="P4">Reinforcements:</text:p>
      <text:p text:style-name="Text_20_body"/>
      <text:p text:style-name="P2">Reinforcements are groups of units airdropped on the battlefield. Reinforcements gain substantial resistance for a short amount of time after becoming controllable.</text:p>
      <text:p text:style-name="Text_20_body"/>
      <text:p text:style-name="P2"><text:soft-page-break/>Reinforcements in War March are customizable in some modes. Reinforcements are crafted by using Reinforcement tokens. Tokens can be spent all on a single large squad or spread out over up to six different squads. Sets of squads can be saved to presets.</text:p>
      <text:p text:style-name="Text_20_body"/>
      <text:p text:style-name="P2">Each token can be spent on either a new unit, or can be spent to increase the unit’s veterancy. A unit’s veterancy cannot be upgraded this way beyond level 5.</text:p>
      <text:p text:style-name="Text_20_body"/>
      <text:p text:style-name="P2">Tokens can be acquired through playing the campaign or through online matches. A total of 100 tokens can be acquired.</text:p>
      <text:p text:style-name="P4">Veterancy:</text:p>
      <text:p text:style-name="Text_20_body"/>
      <text:p text:style-name="P2">\\\\\\\\\\\\\\\\\\\\\\\</text:p>
      <text:p text:style-name="P2">Veterancy is acquired as units fight and survive on the battlefield. Vetrancy provides minor buffs that increase the higher level the unit. Veterancy caps at level 10.</text:p>
      <text:p text:style-name="Text_20_body"/>
      <text:p text:style-name="P2">Each level provides +3% damage and damage resistance to everything. Stacks additively.</text:p>
      <text:p text:style-name="Text_20_body"/>
      <text:p text:style-name="P2">Certain levels provide more benefits.</text:p>
      <text:p text:style-name="Text_20_body"/>
      <text:p text:style-name="P2">Level 3 grants larger vision radius.</text:p>
      <text:p text:style-name="P2">Level 6 grants a minor healing.</text:p>
      <text:p text:style-name="P2">Level 10 inspires nearby units to do slightly more damage. Stacks additively.</text:p>
      <text:p text:style-name="P4">Camouflage:</text:p>
      <text:p text:style-name="P2">\\\\\\\\\\\\\\\\\\\\\\\\\\\\\</text:p>
      <text:p text:style-name="P2">Camouflage.</text:p>
      <text:p text:style-name="P4">High-Value Targets:</text:p>
      <text:p text:style-name="P2">\\\\\\\\\\\\\\\\\\\\\\\\\\\\\\\\\\\\\</text:p>
      <text:p text:style-name="P2">High-value targets are the three most important buildings owned by either you or an enemy. Upon discovery of an enemy’s, the voice-over will declare a high-value target has been discovered. If your own is attacked, the voice-over will warn you that the high-value target is being attacked.</text:p>
      <text:p text:style-name="P4">Patrolling</text:p>
      <text:p text:style-name="P2">Patrolling comes in two types, passive and active.</text:p>
      <text:p text:style-name="Text_20_body"/>
      <text:p text:style-name="P2">Units under passive patrolling will attack an enemy unit only if they come in range of the patrolling unit.</text:p>
      <text:p text:style-name="Text_20_body"><text:soft-page-break/></text:p>
      <text:p text:style-name="P2">Units under active patrolling will immediately move to attack any visible enemy unit near any point in the patrol route.</text:p>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31T15:48:49.158585930</meta:creation-date>
    <dc:date>2025-07-31T16:36:49.642259320</dc:date>
    <meta:editing-duration>PT24M52S</meta:editing-duration>
    <meta:editing-cycles>2</meta:editing-cycles>
    <meta:generator>LibreOffice/25.2.4.3$Linux_X86_64 LibreOffice_project/520$Build-3</meta:generator>
    <meta:document-statistic meta:table-count="0" meta:image-count="0" meta:object-count="0" meta:page-count="13" meta:paragraph-count="253" meta:word-count="2131" meta:character-count="16601" meta:non-whitespace-character-count="14710"/>
  </office:meta>
</office:document-meta>
</file>